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b84747" draw:textarea-horizontal-align="justify" draw:textarea-vertical-align="middle" draw:auto-grow-height="false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width="0cm" draw:fill-color="#808000" draw:shadow="hidden" dr3d:depth="0.451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0cm" svg:y="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0.5cm" svg:y="2.2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5cm" svg:height="1cm" svg:x="3.5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5cm" svg:height="1cm" svg:x="4cm" svg:y="0.2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0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cm" svg:height="1cm" svg:x="0.5cm" svg:y="0.2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5" svg:width="1.5cm" svg:height="2.25cm" svg:x="1.875cm" svg:y="1.231cm" dr3d:transform="matrix (1 0 0 0 0.939692620785931 0.342020143325607 0 -0.342020143325607 0.939692620785931 -2.6245cm 2.29151120320197cm 0.594069781759565cm)" dr3d:vrp="(0 0 4739.57142857143)" dr3d:vpn="(0 0 4288.57142857143)" dr3d:projection="perspective" dr3d:distance="0.45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1874 -3482 1501 2251" svg:d="m3353-2486-169-275-271 412 260 398 180-278 22 998-653-34 169-274-329-498h-688v-655h699l329-498-180-274 653-18-22 996zm22 1255zm-1501-2251z"/>
        </dr3d:scene>
        <draw:frame draw:style-name="gr7" draw:layer="layout" svg:width="3.5cm" svg:height="1.25cm" svg:x="3.5cm" svg:y="2.5cm">
          <draw:text-box>
            <text:p>… … 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056cm" fo:page-height="4.2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10:46</meta:creation-date>
    <dc:date>2010-04-18T14:47:44</dc:date>
    <meta:editing-duration>PT00H30M24S</meta:editing-duration>
    <meta:editing-cycles>9</meta:editing-cycles>
    <meta:generator>OpenOffice.org/3.2$Linux OpenOffice.org_project/320m12$Build-9483</meta:generator>
    <meta:document-statistic meta:object-count="9"/>
  </office:meta>
</office:document-meta>
</file>